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2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2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8016" calcext:value-type="float">
            <text:p>22.98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956" calcext:value-type="float">
            <text:p>23.14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2736" calcext:value-type="float">
            <text:p>22.6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756" calcext:value-type="float">
            <text:p>22.38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4216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2904" calcext:value-type="float">
            <text:p>22.4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